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37b" officeooo:paragraph-rsid="000de37b"/>
    </style:style>
    <style:style style:name="P2" style:family="paragraph" style:parent-style-name="Standard">
      <style:text-properties officeooo:rsid="00095514" officeooo:paragraph-rsid="000de37b"/>
    </style:style>
    <style:style style:name="P3" style:family="paragraph" style:parent-style-name="Standard">
      <style:text-properties officeooo:rsid="000e3980" officeooo:paragraph-rsid="000de37b"/>
    </style:style>
    <style:style style:name="P4" style:family="paragraph">
      <style:paragraph-properties fo:text-align="center"/>
    </style:style>
    <style:style style:name="T1" style:family="text">
      <style:text-properties officeooo:rsid="00095514"/>
    </style:style>
    <style:style style:name="T2" style:family="text">
      <style:text-properties officeooo:rsid="000de37b"/>
    </style:style>
    <style:style style:name="T3" style:family="text">
      <style:text-properties officeooo:rsid="000e48e8"/>
    </style:style>
    <style:style style:name="T4" style:family="text">
      <style:text-properties officeooo:rsid="000f3822"/>
    </style:style>
    <style:style style:name="T5" style:family="text">
      <style:text-properties officeooo:rsid="000fef02"/>
    </style:style>
    <style:style style:name="T6" style:family="text">
      <style:text-properties fo:color="#000000" style:font-name="Linux Biolinum G" fo:font-size="12pt" fo:font-style="normal" fo:font-weight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Dashed_20__28_var_29__20_5" svg:stroke-width="0.018cm" svg:stroke-color="#000000" svg:stroke-opacity="75%" draw:stroke-linejoin="miter" draw:fill-color="#00cc00" draw:opacity="5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0.018cm" svg:stroke-color="#000000" svg:stroke-opacity="0%" draw:stroke-linejoin="miter" draw:fill-color="#00cc00" draw:opacity="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5" svg:stroke-width="0.018cm" svg:stroke-color="#000000" svg:stroke-opacity="75%" draw:stroke-linejoin="miter" draw:fill-color="#00cc00" draw:opacity="5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00cc00" draw:opacity="50%" draw:textarea-horizontal-align="center" draw:textarea-vertical-align="middle" fo:padding-top="0.009cm" fo:padding-bottom="0.009cm" fo:padding-left="0.009cm" fo:padding-right="0.00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ed_20__28_var_29__20_4" svg:stroke-width="0.018cm" svg:stroke-color="#000000" svg:stroke-opacity="0%" draw:stroke-linejoin="round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4" drawooo:display="printer" svg:width="0cm" svg:height="0cm" svg:x="7.846cm" svg:y="17.487cm" svg:viewBox="0 0 0 0" draw:points="0,0">
        <text:p/>
      </draw:polygon>
      <draw:polygon text:anchor-type="page" text:anchor-page-number="1" draw:z-index="1" draw:name="turtle" draw:style-name="gr1" draw:text-style-name="P4" drawooo:display="printer" svg:width="0cm" svg:height="0cm" svg:x="7.846cm" svg:y="17.487cm" svg:viewBox="0 0 0 0" draw:points="0,0">
        <text:p/>
      </draw:polygon>
      <draw:polygon text:anchor-type="page" text:anchor-page-number="1" draw:z-index="2" draw:name="turtle" draw:style-name="gr2" draw:text-style-name="P4" drawooo:display="printer" svg:width="0cm" svg:height="0cm" svg:x="7.846cm" svg:y="17.487cm" svg:viewBox="0 0 0 0" draw:points="0,0">
        <text:p/>
      </draw:polygon>
      <draw:polygon text:anchor-type="page" text:anchor-page-number="0" draw:z-index="3" draw:name="turtle" draw:style-name="gr3" draw:text-style-name="P4" drawooo:display="printer" svg:width="0cm" svg:height="0cm" svg:x="6.964cm" svg:y="18.369cm" svg:viewBox="0 0 0 0" draw:points="0,0">
        <text:p/>
      </draw:polygon>
      <draw:ellipse text:anchor-type="page" text:anchor-page-number="0" draw:z-index="4" draw:style-name="gr4" draw:text-style-name="P4" svg:width="3.529cm" svg:height="1.765cm" svg:x="5.202cm" svg:y="13.959cm">
        <text:p/>
      </draw:ellipse>
      <draw:rect text:anchor-type="page" text:anchor-page-number="0" draw:z-index="5" draw:style-name="gr5" draw:text-style-name="P4" svg:width="3.74cm" svg:height="0.496cm" svg:x="5.096cm" svg:y="15.829cm">
        <text:p><text:span text:style-name="T6">ELLIPSE [100, 50]</text:span></text:p>
      </draw:rect>
      <draw:ellipse text:anchor-type="page" text:anchor-page-number="0" draw:z-index="6" draw:style-name="gr4" draw:text-style-name="P4" svg:width="3.529cm" svg:height="1.765cm" svg:x="10.493cm" svg:y="13.959cm" draw:kind="section" draw:start-angle="-360" draw:end-angle="-270">
        <text:p/>
      </draw:ellipse>
      <draw:rect text:anchor-type="page" text:anchor-page-number="0" draw:z-index="7" draw:style-name="gr5" draw:text-style-name="P4" svg:width="5.626cm" svg:height="0.496cm" svg:x="11.208cm" svg:y="15.829cm">
        <text:p><text:span text:style-name="T6">ELLIPSE [100, 50, 0, 90, 1]</text:span></text:p>
      </draw:rect>
      <draw:ellipse text:anchor-type="page" text:anchor-page-number="0" draw:z-index="8" draw:style-name="gr4" draw:text-style-name="P4" svg:width="3.529cm" svg:height="1.765cm" svg:x="10.493cm" svg:y="17.487cm" draw:kind="cut" draw:start-angle="-360" draw:end-angle="-270">
        <text:p/>
      </draw:ellipse>
      <draw:rect text:anchor-type="page" text:anchor-page-number="0" draw:z-index="9" draw:style-name="gr5" draw:text-style-name="P4" svg:width="5.626cm" svg:height="0.496cm" svg:x="11.208cm" svg:y="19.357cm">
        <text:p><text:span text:style-name="T6">ELLIPSE [100, 50, 0, 90, 2]</text:span></text:p>
      </draw:rect>
      <draw:ellipse text:anchor-type="page" text:anchor-page-number="0" draw:z-index="10" draw:style-name="gr4" draw:text-style-name="P4" svg:width="3.529cm" svg:height="1.765cm" svg:x="3.438cm" svg:y="17.487cm" draw:kind="arc" draw:start-angle="-360" draw:end-angle="-270">
        <text:p/>
      </draw:ellipse>
      <draw:rect text:anchor-type="page" text:anchor-page-number="0" draw:z-index="11" draw:style-name="gr5" draw:text-style-name="P4" svg:width="5.626cm" svg:height="0.496cm" svg:x="4.152cm" svg:y="19.357cm">
        <text:p><text:span text:style-name="T6">ELLIPSE [100, 50, 0, 90, 3]</text:span></text:p>
      </draw:rect>
      <text:p text:style-name="P3">; <text:span text:style-name="T4">Script che produce la figura per mostrare l'impiego dei parametri dell'istruzione ELLIPSE</text:span></text:p>
      <text:p text:style-name="P3">; <text:span text:style-name="T4">Andreas</text:span></text:p>
      <text:p text:style-name="P3">; <text:span text:style-name="T4">17 luglio 2016</text:span></text:p>
      <text:p text:style-name="P3">; <text:span text:style-name="T3">Funzioni</text:span></text:p>
      <text:p text:style-name="P3"/>
      <text:p text:style-name="P3">TO <text:span text:style-name="T2">LBLD TXT<text:tab/><text:tab/>; piazza l'etichetta TXT sotto l'oggetto corrente</text:span></text:p>
      <text:p text:style-name="P1">HEADING 6h</text:p>
      <text:p text:style-name="P1">FORWARD 35</text:p>
      <text:p text:style-name="P1">HEADING 0h</text:p>
      <text:p text:style-name="P2"><text:span text:style-name="T2">LABEL</text:span> <text:span text:style-name="T2">TXT</text:span></text:p>
      <text:p text:style-name="P1">FORWARD 35</text:p>
      <text:p text:style-name="P3">END</text:p>
      <text:p text:style-name="P3"/>
      <text:p text:style-name="P3">; <text:span text:style-name="T4">Script. La figura è composta da 4 parti. Le disegno partendo da quella in alto a destra</text:span></text:p>
      <text:p text:style-name="P3">; <text:span text:style-name="T4">circolando in senso orario</text:span></text:p>
      <text:p text:style-name="P3"/>
      <text:p text:style-name="P2">CLEARSCREEN<text:tab/><text:tab/>; <text:s/><text:span text:style-name="T4">pulisco e piazzo la tartaruga all'origine volta in su</text:span></text:p>
      <text:p text:style-name="P2">HOME</text:p>
      <text:p text:style-name="P2"/>
      <text:p text:style-name="P2">PENUP<text:tab/><text:tab/><text:tab/>; <text:span text:style-name="T4">prima figura</text:span></text:p>
      <text:p text:style-name="P2">HEADING 9h</text:p>
      <text:p text:style-name="P2">FORWARD <text:span text:style-name="T5">100</text:span></text:p>
      <text:p text:style-name="P2">HEADING 0h</text:p>
      <text:p text:style-name="P2">PENDOWN</text:p>
      <text:p text:style-name="P2">ELLIPSE [100, 50]</text:p>
      <text:p text:style-name="P2">PENUP</text:p>
      <text:p text:style-name="P1">LBLD <text:span text:style-name="T1">“ELLIPSE [100, 50]”</text:span></text:p>
      <text:p text:style-name="P1"/>
      <text:p text:style-name="P2">HEADING 3h<text:tab/><text:tab/><text:tab/>; <text:span text:style-name="T4">seconda figura</text:span></text:p>
      <text:p text:style-name="P2">FORWARD <text:span text:style-name="T5">200</text:span></text:p>
      <text:p text:style-name="P2">HEADING 0h</text:p>
      <text:p text:style-name="P2">PENDOWN</text:p>
      <text:p text:style-name="P2">ELLIPSE [100, 50, 0, 90, <text:span text:style-name="T5">1</text:span>]</text:p>
      <text:p text:style-name="P2">PENUP</text:p>
      <text:p text:style-name="P1">LBLD <text:span text:style-name="T1">“ELLIPSE [100, 50, 0, 90, 1]”</text:span></text:p>
      <text:p text:style-name="P1"/>
      <text:p text:style-name="P2">HEADING 6h<text:tab/><text:tab/><text:tab/>; <text:span text:style-name="T4">terza figura</text:span></text:p>
      <text:p text:style-name="P2">FORWARD <text:span text:style-name="T2">100</text:span></text:p>
      <text:p text:style-name="P2">HEADING 0h</text:p>
      <text:p text:style-name="P2">PENDOWN</text:p>
      <text:p text:style-name="P2">ELLIPSE [100, 50, 0, 90, 2]</text:p>
      <text:p text:style-name="P2">PENUP</text:p>
      <text:p text:style-name="P1">LBLD <text:span text:style-name="T1">“ELLIPSE [100, 50, 0, 90, </text:span>2<text:span text:style-name="T1">]”</text:span></text:p>
      <text:p text:style-name="P2"/>
      <text:p text:style-name="P2">HEADING 9h<text:tab/><text:tab/><text:tab/>; <text:span text:style-name="T4">quarta figura</text:span></text:p>
      <text:p text:style-name="P2">FORWARD <text:span text:style-name="T5">200</text:span></text:p>
      <text:p text:style-name="P2">HEADING 0h</text:p>
      <text:p text:style-name="P2">PENDOWN</text:p>
      <text:p text:style-name="P2">ELLIPSE [100, 50, 0, 90, 3]</text:p>
      <text:p text:style-name="P1">PENUP</text:p>
      <text:p text:style-name="P1">LBLD <text:span text:style-name="T1">“ELLIPSE [100, 50, 0, 90, 3]”</text:span></text:p>
      <text:p text:style-name="P2">HIDETUR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cm"/>
    <draw:stroke-dash draw:name="Dashed_20__28_var_29__20_5" draw:display-name="Dashed (var) 5" draw:style="rect" draw:dots2="1" draw:dots2-length="0.02cm" draw:distance="0.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9:27:47.226218952</meta:creation-date>
    <dc:title>template-default</dc:title>
    <meta:generator>LibreOffice/4.2.8.2$Linux_x86 LibreOffice_project/420m0$Build-2</meta:generator>
    <meta:editing-duration>PT1H27M37S</meta:editing-duration>
    <meta:editing-cycles>10</meta:editing-cycles>
    <dc:date>2016-07-17T19:25:21.415841381</dc:date>
    <meta:document-statistic meta:table-count="0" meta:image-count="0" meta:object-count="0" meta:page-count="1" meta:paragraph-count="45" meta:word-count="169" meta:character-count="912" meta:non-whitespace-character-count="777"/>
    <meta:template xlink:type="simple" xlink:actuate="onRequest" xlink:title="template-default" xlink:href="../../../.config/libreoffice/4/user/template/template-default.ott" meta:date="2016-07-15T19:27:46.959533172"/>
  </office:meta>
</office:document-meta>
</file>